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1.104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43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9c549" officeooo:paragraph-rsid="0019c549"/>
    </style:style>
    <style:style style:name="P2" style:family="paragraph" style:parent-style-name="Standard">
      <style:text-properties officeooo:rsid="001a0b8d" officeooo:paragraph-rsid="001a0b8d"/>
    </style:style>
    <style:style style:name="P3" style:family="paragraph" style:parent-style-name="Standard">
      <style:text-properties officeooo:rsid="001b7051" officeooo:paragraph-rsid="001b7051"/>
    </style:style>
    <style:style style:name="P4" style:family="paragraph" style:parent-style-name="Standard">
      <style:text-properties officeooo:rsid="001cf6d9" officeooo:paragraph-rsid="001cf6d9"/>
    </style:style>
    <style:style style:name="P5" style:family="paragraph" style:parent-style-name="Table_20_Contents">
      <style:text-properties officeooo:rsid="001a0d81" officeooo:paragraph-rsid="001a0d81"/>
    </style:style>
    <style:style style:name="T1" style:family="text">
      <style:text-properties officeooo:rsid="001a0d81"/>
    </style:style>
    <style:style style:name="T2" style:family="text">
      <style:text-properties officeooo:rsid="001cf6d9"/>
    </style:style>
    <style:style style:name="T3" style:family="text">
      <style:text-properties officeooo:rsid="001e59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RI Tips and Tricks</text:p>
      <text:p text:style-name="P1"/>
      <text:p text:style-name="P2">The initial NEMA 8 did not have the torque needed to accurately maintain position. <text:s/>An additional challenge was the stepper was only rated to 3.7 volts and was overheating. <text:s/>The use of a new stepper module with a variable regulator reduced the issues with heat – max temperature as measured on the body of the stepper was 55 degrees C – however it also did not hold position well.</text:p>
      <text:p text:style-name="P2"/>
      <text:p text:style-name="P2"/>
      <text:p text:style-name="P2">A NEMA 17 from Jaycar provided the needed torque. <text:s/>When testing with a simple H-Bridge <text:span text:style-name="T1">(DRV8833) </text:span>the motor held position very well – but was very noisy and shook the frame. <text:s/>Another driver (TMC2208) was then tested it both held position very well and in very quiet in operation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osition</text:p>
          </table:table-cell>
          <table:table-cell table:style-name="Table1.B1" office:value-type="string">
            <text:p text:style-name="P5">DCS BIOS Valu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Roll Right 90</text:p>
          </table:table-cell>
          <table:table-cell table:style-name="Table1.B2" office:value-type="string">
            <text:p text:style-name="P5">16000</text:p>
          </table:table-cell>
        </table:table-row>
        <table:table-row>
          <table:table-cell table:style-name="Table1.A2" office:value-type="string">
            <text:p text:style-name="P5">Horizontal</text:p>
          </table:table-cell>
          <table:table-cell table:style-name="Table1.B2" office:value-type="string">
            <text:p text:style-name="P5">32000</text:p>
          </table:table-cell>
        </table:table-row>
        <table:table-row>
          <table:table-cell table:style-name="Table1.A2" office:value-type="string">
            <text:p text:style-name="P5">Roll Left 90</text:p>
          </table:table-cell>
          <table:table-cell table:style-name="Table1.B2" office:value-type="string">
            <text:p text:style-name="P5">47000</text:p>
          </table:table-cell>
        </table:table-row>
        <table:table-row>
          <table:table-cell table:style-name="Table1.A2" office:value-type="string">
            <text:p text:style-name="P5">Inverted</text:p>
          </table:table-cell>
          <table:table-cell table:style-name="Table1.B2" office:value-type="string">
            <text:p text:style-name="P5">0 or 64000</text:p>
          </table:table-cell>
        </table:table-row>
      </table:table>
      <text:p text:style-name="P2"/>
      <text:p text:style-name="P2"/>
      <text:p text:style-name="P3">The steppers have a 1.8 degree per step giving 200 steps per revolution. <text:s/>Drivers support micro-stepping which increases the resolution giving a smooth and quieter operational. <text:s/><text:span text:style-name="T2">With 16 microsteps per step it gives a 3200 steps per revolution.</text:span></text:p>
      <text:p text:style-name="P3"/>
      <text:p text:style-name="P4">With the AccelStepper library using the Stepper Driver construct (as opposed to 4 wire) the following speeds were reliably used</text:p>
      <text:p text:style-name="P4"/>
      <text:p text:style-name="P4">#define STEPPER_MAX_SPEED 90000</text:p>
      <text:p text:style-name="P4">#define STEPPER_ACCELERATION 60000</text:p>
      <text:p text:style-name="P3"/>
      <text:p text:style-name="P4">The stepper construct used was</text:p>
      <text:p text:style-name="P4"/>
      <text:p text:style-name="P4">#define DRIVER_DIRECTION 7</text:p>
      <text:p text:style-name="P4">#define DRIVER_STEP 6</text:p>
      <text:p text:style-name="P4">AccelStepper STEPPER_1(AccelStepper::DRIVER, DRIVER_STEP, DRIVER_DIRECTION);</text:p>
      <text:p text:style-name="P3"/>
      <text:p text:style-name="P4">The stepper enable pin can be used as part of the library or separately. <text:s/></text:p>
      <text:p text:style-name="P3"/>
      <text:p text:style-name="P3">When using the stepper driver – current is limited wth a potentiometer. <text:s/>Note that the pot cannot be simply set to min or max, the stepper either doesn’t move or shudders. <text:s/>Adjusting the pot while the motor is moving is probably the optimal way to set the value – looking for a combination of speed and quietness.</text:p>
      <text:p text:style-name="P3"/>
      <text:p text:style-name="P4">As the stepper driver library uses a long, giving a possible range of values from -2,147,483,648 to 2,147,483,647. <text:s/>Even with 3200 steps per revolution – this provides over 670,000 revolutions before there is risk of rolling over the values.</text:p>
      <text:p text:style-name="P4"/>
      <text:p text:style-name="P4">Sensing the zero point is done with a <text:span text:style-name="T3">photo-interupptor. <text:s/>As the interruptor is a couple of degrees wide when determing zero point the current direction needs to be known. <text:s/>This will be a value held in memory. <text:s/>Two offsets to the zero point will be used, clockwise and counter clockwise. <text:s/>The zero </text:span><text:soft-page-break/><text:span text:style-name="T3">point is only attempted to be adjusted when the motor is running at slower speeds, and given DCS BIOS has horizontal at 32000 (need to validate if it is 32767) – the zero point should be 3200 not zero.</text:span></text:p>
      <text:p text:style-name="P4"/>
      <text:p text:style-name="P4"/>
      <text:p text:style-name="P4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7:28:34.365346287</meta:creation-date>
    <dc:date>2024-07-07T18:14:16.557624116</dc:date>
    <meta:editing-duration>PT29M50S</meta:editing-duration>
    <meta:editing-cycles>5</meta:editing-cycles>
    <meta:generator>LibreOffice/24.2.3.2$MacOSX_X86_64 LibreOffice_project/433d9c2ded56988e8a90e6b2e771ee4e6a5ab2ba</meta:generator>
    <meta:document-statistic meta:table-count="1" meta:image-count="0" meta:object-count="0" meta:page-count="2" meta:paragraph-count="25" meta:word-count="413" meta:character-count="2483" meta:non-whitespace-character-count="2073"/>
  </office:meta>
</office:document-meta>
</file>